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8000001FBCBDCF644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color="#666666" fo:font-size="32pt" style:font-size-asian="32pt" style:font-size-complex="32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family="FreeSans" style:font-family-generic="swiss" style:font-pitch="variable" fo:font-weight="normal" style:font-family-asian="FreeSans" style:font-family-generic-asian="swiss" style:font-pitch-asian="variable" style:font-size-asian="14pt" style:language-asian="zh" style:country-asian="CN" style:font-family-complex="FreeSans" style:font-family-generic-complex="swiss" style:font-pitch-complex="variable" style:font-weight-complex="normal"/>
    </style:style>
    <style:style style:name="T3" style:family="text">
      <style:text-properties fo:color="#666666" fo:font-family="FreeSans" style:font-family-generic="swiss" style:font-pitch="variable" fo:font-size="32pt" fo:language="en" fo:country="US" style:font-family-asian="FreeSans" style:font-family-generic-asian="swiss" style:font-pitch-asian="variable" style:font-size-asian="32pt" style:language-asian="en" style:country-asian="US" style:font-family-complex="FreeSans" style:font-family-generic-complex="swiss" style:font-pitch-complex="variable" style:font-size-complex="32pt"/>
    </style:style>
    <style:style style:name="T4" style:family="text">
      <style:text-properties fo:color="#666666" fo:font-family="FreeSans" style:font-family-generic="swiss" style:font-pitch="variable" fo:font-size="32pt" fo:language="en" fo:country="US" style:text-underline-style="solid" style:text-underline-width="auto" style:text-underline-color="font-color" style:font-family-asian="FreeSans" style:font-family-generic-asian="swiss" style:font-pitch-asian="variable" style:font-size-asian="32pt" style:language-asian="en" style:country-asian="US" style:font-family-complex="FreeSans" style:font-family-generic-complex="swiss" style:font-pitch-complex="variable" style:font-size-complex="32pt"/>
    </style:style>
    <style:style style:name="T5" style:family="text">
      <style:text-properties fo:color="#666666" fo:font-family="FreeSans" style:font-family-generic="swiss" style:font-pitch="variable" fo:font-size="32pt" fo:language="en" fo:country="US" style:text-underline-style="solid" style:text-underline-width="auto" style:text-underline-color="font-color" style:font-family-asian="FreeSans" style:font-family-generic-asian="swiss" style:font-pitch-asian="variable" style:font-size-asian="32pt" style:language-asian="en" style:country-asian="US" style:font-family-complex="FreeSans" style:font-family-generic-complex="swiss" style:font-pitch-complex="variable" style:font-size-complex="32pt"/>
    </style:style>
    <style:style style:name="T6" style:family="text">
      <style:text-properties fo:color="#666666" fo:font-family="FreeSans" style:font-family-generic="swiss" style:font-pitch="variable" fo:font-size="32pt" fo:language="en" fo:country="US" fo:text-shadow="none" style:text-underline-style="solid" style:text-underline-width="auto" style:text-underline-color="font-color" style:font-family-asian="FreeSans" style:font-family-generic-asian="swiss" style:font-pitch-asian="variable" style:font-size-asian="32pt" style:language-asian="en" style:country-asian="US" style:font-family-complex="FreeSans" style:font-family-generic-complex="swiss" style:font-pitch-complex="variable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REQUIREMENTS DOCUMENT</text:p>
          </draw:text-box>
        </draw:frame>
        <draw:frame presentation:style-name="pr2" draw:text-style-name="P4" draw:layer="layout" svg:width="25.199cm" svg:height="15.517cm" svg:x="1.4cm" svg:y="4.914cm" presentation:class="outline" presentation:user-transformed="true">
          <draw:text-box>
            <text:p text:style-name="P2"/>
            <text:p text:style-name="P3"><text:span text:style-name="T1">MetaDB</text:span></text:p>
            <text:p text:style-name="P2"/>
            <text:p text:style-name="P2">Rev. 0</text:p>
            <text:p text:style-name="P2">03/18/11</text:p>
            <text:p text:style-name="P2">Project info,User model,product Prototype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4cm" presentation:class="title" presentation:user-transformed="true">
          <draw:text-box>
            <text:p><text:span text:style-name="T2">Project Summary</text:span></text:p>
          </draw:text-box>
        </draw:frame>
        <draw:frame presentation:style-name="pr5" draw:text-style-name="P6" draw:layer="layout" svg:width="25.199cm" svg:height="15.191cm" svg:x="1.4cm" svg:y="4.914cm" presentation:class="outline" presentation:user-transformed="true">
          <draw:text-box>
            <text:list text:style-name="L2">
              <text:list-item>
                <text:p><text:span text:style-name="T3">Metadata</text:span><text:span text:style-name="T3">前期的目标是制作一个</text:span><text:span text:style-name="T4">导</text:span><text:span text:style-name="T5">购</text:span><text:span text:style-name="T3">网站，提供</text:span><text:span text:style-name="T3">ipad</text:span><text:span text:style-name="T3">配件的属性、简单描述和评价。用户通过这个网站提供的数据，判断某一产品是否适合自己使用。网站投入运营之后，经过不断的添加数据，最终建立一个庞大的商品数据库，成为权威的商品评测</text:span><text:span text:style-name="T6">平台</text:span><text:span text:style-name="T3">，对外提供</text:span><text:span text:style-name="T3">API</text:span><text:span text:style-name="T3">给其他开发者使用。</text:span></text:p>
              </text:list-item>
              <text:list-item>
                <text:p><text:span text:style-name="T3">为消费者挑选心水的</text:span><text:span text:style-name="T3">ipad</text:span><text:span text:style-name="T3">配件，提供对于某个商品完整的资料和客观的描述，让用户将这个网站作为他们挑选</text:span><text:span text:style-name="T3">ipad</text:span><text:span text:style-name="T3">配件时的缺省入口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Func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asic</text:p>
                <text:list>
                  <text:list-item>
                    <text:p>商品介绍；</text:p>
                  </text:list-item>
                  <text:list-item>
                    <text:p>提供商品图片展示；</text:p>
                  </text:list-item>
                  <text:list-item>
                    <text:p>商品属性列表；</text:p>
                  </text:list-item>
                </text:list>
              </text:list-item>
              <text:list-item>
                <text:p>Advance</text:p>
                <text:list>
                  <text:list-item>
                    <text:p>用户可以对任意一种产品自行添加属性；</text:p>
                  </text:list-item>
                  <text:list-item>
                    <text:p>用户可以对任意一种产品进行评分；</text:p>
                  </text:list-item>
                  <text:list-item>
                    <text:p>网站可以从其他B2C/C2C网站上采集商品描述/评测；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arget User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使用ipad或是身边有人使用ipad；</text:p>
              </text:list-item>
              <text:list-item>
                <text:p>购买商品之前有在网上研究的习惯；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Prototype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6.645cm" svg:height="14.683cm" svg:x="0.635cm" svg:y="3.732cm">
          <draw:image xlink:href="Pictures/1000000000000398000001FBCBDCF6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placeholder="true" presentation:user-transformed="true">
          <draw:text-box/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它开始是一个导购网站；</text:p>
              </text:list-item>
              <text:list-item>
                <text:p>它可以容纳所有关于这个产品的信息；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heading_20_1" style:display-name="heading 1" style:family="graphic">
      <style:paragraph-properties fo:margin-left="2.24cm" fo:margin-right="0cm" fo:margin-top="0.746cm" fo:margin-bottom="0.187cm" fo:text-indent="-2.24cm" style:text-autospace="none">
        <style:tab-stops>
          <style:tab-stop style:position="4.48cm"/>
        </style:tab-stops>
      </style:paragraph-properties>
      <style:text-properties fo:font-family="Arial" style:font-family-generic="swiss" style:font-pitch="variable" fo:font-size="14pt" fo:language="en" fo:country="US" fo:font-weight="bold" style:language-asian="en" style:country-asian="US" style:font-family-complex="Arial" style:font-family-generic-complex="swiss" style:font-pitch-complex="variable" style:font-size-complex="14pt" style:font-weight-complex="bold"/>
    </style:style>
    <style:style style:name="bullet" style:family="graphic">
      <style:paragraph-properties fo:margin-left="2.24cm" fo:margin-right="0cm" fo:margin-top="0.187cm" fo:margin-bottom="0.187cm" fo:text-indent="-2.24cm"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2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2"/>
      <draw:page-thumbnail draw:layer="backgroundobjects" svg:width="6.62cm" svg:height="4.965cm" svg:x="1.972cm" svg:y="13.982cm" draw:page-number="3"/>
      <draw:page-thumbnail draw:layer="backgroundobjects" svg:width="6.62cm" svg:height="4.965cm" svg:x="11.538cm" svg:y="2.05cm" draw:page-number="4"/>
      <draw:page-thumbnail draw:layer="backgroundobjects" svg:width="6.62cm" svg:height="4.965cm" svg:x="11.538cm" svg:y="8.016cm" draw:page-number="5"/>
      <draw:page-thumbnail draw:layer="backgroundobjects" svg:width="6.62cm" svg:height="4.965cm" svg:x="11.538cm" svg:y="13.982cm" draw:page-number="6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3-21T17:07:13</meta:creation-date>
    <dc:language>fi-FI</dc:language>
    <meta:editing-cycles>9</meta:editing-cycles>
    <meta:editing-duration>PT00H59M27S</meta:editing-duration>
    <meta:initial-creator>Hugh </meta:initial-creator>
    <dc:date>2011-03-21T18:12:07</dc:date>
    <dc:creator>Hugh </dc:creator>
    <meta:document-statistic meta:object-count="4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